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d20" officeooo:paragraph-rsid="00059d20"/>
    </style:style>
    <style:style style:name="P2"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3"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4"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5"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6"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7"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8"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9"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0"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1"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urso de Git</text:p>
      <text:p text:style-name="P1"/>
      <text:p text:style-name="P1">Inicio sobre el curso de git</text:p>
      <text:p text:style-name="P1"/>
      <text:p text:style-name="P1"/>
      <text:h text:style-name="P9" text:outline-level="2"><text:bookmark text:name="_getting_a_repo"/>Obteniendo un repositorio Git</text:h>
      <text:p text:style-name="P2">Puedes obtener un proyecto Git de dos maneras. La primera es tomar un proyecto o directorio existente e importarlo en Git. La segunda es clonar un repositorio existente en Git desde otro servidor.</text:p>
      <text:h text:style-name="P5" text:outline-level="3"><text:bookmark text:name="_inicializando_un_repositorio_en_un_directorio_existente"/>Inicializando un repositorio en un directorio existente</text:h>
      <text:p text:style-name="P2">Si estás empezando a seguir un proyecto existente en Git, debes ir al directorio del proyecto y usar el siguiente comando:</text:p>
      <text:p text:style-name="P6"><text:span text:style-name="Source_20_Text"><text:span text:style-name="T1">$ git init</text:span></text:span></text:p>
      <text:p text:style-name="P3"><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3"><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6"><text:span text:style-name="Source_20_Text"><text:span text:style-name="T1">$ git add *.c</text:span></text:span></text:p>
      <text:p text:style-name="P8"><text:span text:style-name="Source_20_Text"><text:span text:style-name="T1">$ git add LICENSE</text:span></text:span></text:p>
      <text:p text:style-name="P8"><text:span text:style-name="Source_20_Text"><text:span text:style-name="T1">$ git commit -m 'initial project version'</text:span></text:span></text:p>
      <text:p text:style-name="P2">Veremos lo que hacen estos comandos más adelante. En este momento, tienes un repositorio de Git con archivos bajo seguimiento y una confirmación inicial.</text:p>
      <text:p text:style-name="P1"/>
      <text:p text:style-name="P1"/>
      <text:h text:style-name="P10" text:outline-level="3"><text:bookmark text:name="_git_cloning"/>Clonando un repositorio existente</text:h>
      <text:p text:style-name="P3"><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3"><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6"><text:span text:style-name="Source_20_Text"><text:span text:style-name="T1">$ git clone https://github.com/libgit2/libgit2</text:span></text:span></text:p>
      <text:p text:style-name="P3"><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6"><text:span text:style-name="Source_20_Text"><text:span text:style-name="T1">$ git clone https://github.com/libgit2/libgit2 mylibgit</text:span></text:span></text:p>
      <text:p text:style-name="P3"><text:span text:style-name="T4">Ese comando hace lo mismo que el anterior, pero el directorio de destino se llamará </text:span><text:span text:style-name="Source_20_Text"><text:span text:style-name="T2">mylibgit</text:span></text:span><text:span text:style-name="T4">.</text:span></text:p>
      <text:p text:style-name="P3"><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1" text:outline-level="1">2.2 Fundamentos de Git - Guardando cambios en el Repositorio</text:h>
      <text:h text:style-name="P7" text:outline-level="2"><text:bookmark text:name="_guardando_cambios_en_el_repositorio"/>Guardando cambios en el Repositorio</text:h>
      <text:p text:style-name="P4"><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4"><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4"><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0" text:outline-level="3"><text:bookmark text:name="_checking_status"/>Revisando el Estado de tus Archivos</text:h>
      <text:p text:style-name="P3"><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6"><text:span text:style-name="Source_20_Text"><text:span text:style-name="T1">$ git status</text:span></text:span></text:p>
      <text:p text:style-name="P8"><text:span text:style-name="Source_20_Text"><text:span text:style-name="T1">On branch master</text:span></text:span></text:p>
      <text:p text:style-name="P8"><text:span text:style-name="Source_20_Text"><text:span text:style-name="T1">nothing to commit, working directory clean</text:span></text:span></text:p>
      <text:p text:style-name="P4"><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3"><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6"><text:span text:style-name="Source_20_Text"><text:span text:style-name="T1">$ echo 'My Project' &gt; README</text:span></text:span></text:p>
      <text:p text:style-name="P8"><text:span text:style-name="Source_20_Text"><text:span text:style-name="T1">$ git status</text:span></text:span></text:p>
      <text:p text:style-name="P8"><text:span text:style-name="Source_20_Text"><text:span text:style-name="T1">On branch master</text:span></text:span></text:p>
      <text:p text:style-name="P8"><text:span text:style-name="Source_20_Text"><text:span text:style-name="T1">Untracked files:</text:span></text:span></text:p>
      <text:p text:style-name="P8"><text:span text:style-name="Source_20_Text"><text:span text:style-name="T3"><text:s text:c="2"/></text:span></text:span><text:span text:style-name="Source_20_Text"><text:span text:style-name="T1">(use "git add &lt;file&gt;..." to include in what will be committed)</text:span></text:span></text:p>
      <text:p text:style-name="P8"/>
      <text:p text:style-name="P8"><text:span text:style-name="Source_20_Text"><text:span text:style-name="T3"><text:s text:c="4"/></text:span></text:span><text:span text:style-name="Source_20_Text"><text:span text:style-name="T1">README</text:span></text:span></text:p>
      <text:p text:style-name="P8"/>
      <text:p text:style-name="P8"><text:span text:style-name="Source_20_Text"><text:span text:style-name="T1">nothing added to commit but untracked files present (use "git add" to track)</text:span></text:span></text:p>
      <text:p text:style-name="P4"><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0T11:31:17.384000000</dc:date>
    <meta:editing-duration>PT2M47S</meta:editing-duration>
    <meta:editing-cycles>6</meta:editing-cycles>
    <meta:generator>LibreOffice/6.0.2.1$Windows_x86 LibreOffice_project/f7f06a8f319e4b62f9bc5095aa112a65d2f3ac89</meta:generator>
    <meta:document-statistic meta:table-count="0" meta:image-count="0" meta:object-count="0" meta:page-count="4" meta:paragraph-count="41" meta:word-count="1039" meta:character-count="6439" meta:non-whitespace-character-count="5431"/>
  </office:meta>
</office:document-meta>
</file>